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style:font-name-complex="Times New Roman2"/>
    </style:style>
    <style:style style:name="P3" style:family="paragraph" style:parent-style-name="Standard">
      <style:paragraph-properties fo:text-align="justify" style:justify-single-word="false"/>
      <style:text-properties style:font-name="Times New Roman" style:text-underline-style="solid" style:text-underline-width="auto" style:text-underline-color="font-color" fo:font-weight="bold" style:font-weight-asian="bold" style:font-name-complex="Times New Roman2"/>
    </style:style>
    <style:style style:name="P4" style:family="paragraph" style:parent-style-name="Standard">
      <style:paragraph-properties fo:margin-left="0.741cm" fo:margin-right="0cm" fo:text-align="justify" style:justify-single-word="false" fo:text-indent="0cm" style:auto-text-indent="false"/>
    </style:style>
    <style:style style:name="P5" style:family="paragraph" style:parent-style-name="Standard" style:master-page-name="Standard">
      <style:paragraph-properties fo:text-align="justify" style:justify-single-word="false" style:page-number="auto"/>
    </style:style>
    <style:style style:name="P6" style:family="paragraph" style:parent-style-name="List_20_Paragraph" style:list-style-name="WWNum1">
      <style:paragraph-properties fo:text-align="justify" style:justify-single-word="false"/>
    </style:style>
    <style:style style:name="P7" style:family="paragraph" style:parent-style-name="List_20_Paragraph" style:list-style-name="WWNum2">
      <style:paragraph-properties fo:text-align="justify" style:justify-single-word="false"/>
    </style:style>
    <style:style style:name="P8" style:family="paragraph" style:parent-style-name="List_20_Paragraph">
      <style:paragraph-properties fo:margin-left="0.741cm" fo:margin-right="0cm" fo:text-align="justify" style:justify-single-word="false" fo:text-indent="0cm" style:auto-text-indent="false"/>
      <style:text-properties style:font-name="Courier New" fo:font-weight="bold" style:font-weight-asian="bold" style:font-name-complex="Courier New3"/>
    </style:style>
    <style:style style:name="P9" style:family="paragraph" style:parent-style-name="List_20_Paragraph">
      <style:paragraph-properties fo:margin-left="0.741cm" fo:margin-right="0cm" fo:text-align="justify" style:justify-single-word="false" fo:text-indent="0cm" style:auto-text-indent="false"/>
    </style:style>
    <style:style style:name="T1" style:family="text">
      <style:text-properties style:font-name="Courier New" style:font-name-complex="Courier New3"/>
    </style:style>
    <style:style style:name="T2" style:family="text">
      <style:text-properties style:font-name="Courier New" fo:font-weight="bold" style:font-weight-asian="bold" style:font-name-complex="Courier New3"/>
    </style:style>
    <style:style style:name="T3" style:family="text">
      <style:text-properties style:font-name="Courier New" fo:language="en" fo:country="US" style:font-name-complex="Courier New3"/>
    </style:style>
    <style:style style:name="T4" style:family="text">
      <style:text-properties style:font-name="Courier New" fo:language="en" fo:country="US" fo:font-weight="bold" style:font-weight-asian="bold" style:font-name-complex="Courier New3"/>
    </style:style>
    <style:style style:name="T5" style:family="text">
      <style:text-properties style:font-name="Times New Roman" style:font-name-complex="Times New Roman2"/>
    </style:style>
    <style:style style:name="T6" style:family="text">
      <style:text-properties style:font-name="Times New Roman" fo:font-weight="bold" style:font-weight-asian="bold" style:font-name-complex="Times New Roman2"/>
    </style:style>
    <style:style style:name="T7" style:family="text">
      <style:text-properties style:font-name="Times New Roman" fo:language="en" fo:country="US" style:font-name-complex="Times New Roman2"/>
    </style:style>
    <style:style style:name="T8" style:family="text">
      <style:text-properties style:font-name="Times New Roman" style:text-underline-style="solid" style:text-underline-width="auto" style:text-underline-color="font-color" fo:font-weight="bold" style:font-weight-asian="bold" style:font-name-complex="Times New Roman2"/>
    </style:style>
    <style:style style:name="T9" style:family="text">
      <style:text-properties style:font-name="Times New Roman" fo:font-style="italic" style:font-style-asian="italic" style:font-name-complex="Times New Roman2"/>
    </style:style>
    <style:style style:name="T10" style:family="text">
      <style:text-properties fo:font-weight="bold" style:font-weight-asian="bold"/>
    </style:style>
    <style:style style:name="T11" style:family="text">
      <style:text-properties fo:font-size="11pt" style:font-size-asian="11pt" style:font-name-complex="Times New Roman2" style:font-size-complex="11pt"/>
    </style:style>
    <style:style style:name="T12" style:family="text">
      <style:text-properties style:font-name="Courier New1" style:font-name-complex="Times New Roman2"/>
    </style:style>
    <style:style style:name="T13" style:family="text">
      <style:text-properties style:font-name="Tahoma"/>
    </style:style>
    <style:style style:name="T14" style:family="text">
      <style:text-properties style:font-name="Times New Roman" style:font-name-complex="Times New Roman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inux commands : open tabs = pas mal, mieux que ouvrir plusieurs terminals. Raccourcis : </text:p>
      <text:p text:style-name="P1"><text:span text:style-name="T1">Ctrl + Shift + T</text:span></text:p>
      <text:p text:style-name="P1"><text:span text:style-name="T5">Liste des commandes basiques de la commande LINUX. Pour montrer l’utilisation et les options d’une commande, option –help, ou man + commande, mais là c’est beaucoup plus d’infos. </text:span></text:p>
      <text:list xml:id="list7340828723572919872" text:style-name="WWNum1">
        <text:list-item>
          <text:p text:style-name="P6"><text:span text:style-name="T6">cd</text:span><text:span text:style-name="T5"> = change directory, pour naviguer dans les dossiers. Cd .. = previous folder.</text:span></text:p>
        </text:list-item>
        <text:list-item>
          <text:p text:style-name="P6"><text:span text:style-name="T6">ls</text:span><text:span text:style-name="T5"> = liste du current folder ou d’un dossier qu’on spécifie. Ls -l nous donne une liste de tous les fichiers, avec le propriétaire, la date de création etc… mais autant utiliser </text:span><text:span text:style-name="T2">ls -la</text:span><text:span text:style-name="T5"> qui nous affiche également les fichiers cachés, pour le dossier concerné, ainsi que les permissions !</text:span></text:p>
        </text:list-item>
        <text:list-item>
          <text:p text:style-name="P6"><text:span text:style-name="T2">./executable.sh </text:span><text:span text:style-name="T5">permet d’exécuter le fichier si on a les permissions.</text:span></text:p>
        </text:list-item>
        <text:list-item>
          <text:p text:style-name="P6"><text:span text:style-name="T6">pwd</text:span><text:span text:style-name="T5"> = print working directory.</text:span></text:p>
        </text:list-item>
        <text:list-item>
          <text:p text:style-name="P6"><text:span text:style-name="T2">cp</text:span><text:span text:style-name="T1"> -v fichierTest.txt /var/ </text:span><text:span text:style-name="T5">cp + fichier à copier + destination. -v permet de nous donner le récapitulatif dans le terminal. -v fonctionne pour quasiment toutes les commandes et c’est bien utile.</text:span></text:p>
        </text:list-item>
        <text:list-item>
          <text:p text:style-name="P6"><text:span text:style-name="T2">mv</text:span><text:span text:style-name="T1"> -v fichierTest.txt /var/ </text:span><text:span text:style-name="T5">permet de bouger le fichierTest vers un autre dossier, retire du dossier source. <text:s/></text:span><text:span text:style-name="T1">mv -v fichierTest.txt fichier.txt </text:span><text:span text:style-name="T5">permet de renommer un fichier. </text:span></text:p>
        </text:list-item>
        <text:list-item>
          <text:p text:style-name="P6"><text:span text:style-name="T2">cat</text:span><text:span text:style-name="T1"> fi</text:span><text:bookmark text:name="_GoBack"/><text:span text:style-name="T1">chier.txt </text:span><text:span text:style-name="T5">= affiche le contenu du fichier, même si ça a pas l’air possible</text:span></text:p>
        </text:list-item>
        <text:list-item>
          <text:p text:style-name="P6"><text:span text:style-name="T2">less</text:span><text:span text:style-name="T1"> </text:span><text:span text:style-name="T5">= exactement pareil sauf que ça ouvre pas dans le terminal.</text:span></text:p>
        </text:list-item>
        <text:list-item>
          <text:p text:style-name="P6"><text:span text:style-name="T2">nano</text:span><text:span text:style-name="T1"> </text:span><text:span text:style-name="T5">pour éditer. Ctrl+O <text:s/>= sauvegarder, Ctrl+W = rechercher. </text:span></text:p>
        </text:list-item>
        <text:list-item>
          <text:p text:style-name="P6"><text:span text:style-name="T2">grep</text:span><text:span text:style-name="T1"> </text:span><text:span text:style-name="T5">et </text:span><text:span text:style-name="T6">| </text:span><text:span text:style-name="T5">: ce que fait ‘|’, c’est de donner à la commande se trouvant à droite le résultat de la commande se trouvant à gauche. Ici </text:span><text:span text:style-name="T1">grep src </text:span><text:span text:style-name="T5">sélectionne tout le texte qui a ‘src’ dedans, et du coup la commande </text:span><text:span text:style-name="T2">cat fichier.txt | grep -i src </text:span><text:span text:style-name="T5">(avec -i pour ignorer majuscules / minuscules) permet d’afficher tout ce qui contient « src » dans le fichier fichier.txt. <text:tab/><text:tab/><text:tab/></text:span><text:span text:style-name="T2">ls | grep -i scan </text:span><text:span text:style-name="T5">: ici permet de lister tous les fichiers avec « scan » de notre wd. </text:span></text:p>
        </text:list-item>
      </text:list>
      <text:p text:style-name="P4"><text:span text:style-name="T2">cat /Desktop/SCAN | grep Up | awk -F " " ‘print{$2}’ &gt; SCAN2</text:span><text:span text:style-name="T1"> </text:span><text:span text:style-name="T11">(ici on sélectionne les adresses IP. En fait on découpe les lignes par espace. Ici le second morceau de ligne, après le premier espace donc, correspond à l’adresse IP qu’on récupère et qu’on écrit dans un fichier à part).</text:span></text:p>
      <text:p text:style-name="P8"/>
      <text:list xml:id="list42415167" text:continue-numbering="true" text:style-name="WWNum1">
        <text:list-item>
          <text:p text:style-name="P6"><text:span text:style-name="T4">echo « I am alive » </text:span><text:span text:style-name="T7">: affiche ce qu’on a spécifié. </text:span></text:p>
        </text:list-item>
      </text:list>
      <text:p text:style-name="P9"><text:span text:style-name="T2">echo « I am alive » &gt; text.txt</text:span><text:span text:style-name="T1"> </text:span><text:span text:style-name="T5">écrit dans le fichier spécifié, mais attention ça écrase le contenu précédent !</text:span></text:p>
      <text:list xml:id="list42427821" text:continue-numbering="true" text:style-name="WWNum1">
        <text:list-item>
          <text:p text:style-name="P6"><text:span text:style-name="T2">touch file1.txt </text:span><text:span text:style-name="T5">cette commande permet de créer facilement un fichier. On peut en créer plusieurs à la fois. </text:span></text:p>
        </text:list-item>
        <text:list-item>
          <text:p text:style-name="P6"><text:span text:style-name="T2">mkdir </text:span><text:span text:style-name="T5">pour créer un dossier. </text:span></text:p>
        </text:list-item>
        <text:list-item>
          <text:p text:style-name="P6"><text:span text:style-name="T2">chown root:root test </text:span><text:span text:style-name="T1">: </text:span><text:span text:style-name="T5">permet de changer l’ownership du fichier test (en précisant utilisateur:groupe, généralement identique tho, on peut aussi préciser un fichier). </text:span></text:p>
        </text:list-item>
        <text:list-item>
          <text:p text:style-name="P6"><text:span text:style-name="T2">chmod </text:span><text:span text:style-name="T5">permet de changer les permissions pour un fichier. Par exemple si j’ai un fichier text dans lequel j’écris un script bash et que je le modifie ensuite en fichier .sh (qui est un exécutable bash, par exemple on peut écrire echo « Bonjour » dans le fichier sh, puis si on fait ./fichier.sh avec les permissions, ça affiche Bonjour), j’aurai pas la permission de faire </text:span><text:span text:style-name="T2">./fichier.sh </text:span><text:span text:style-name="T5">. Pareil si on crée direct nous-mêmes le fichier en .sh. Pour changer ça : </text:span><text:span text:style-name="T2">chmod +x fichier.sh </text:span><text:span text:style-name="T5">(on peut exécuter)</text:span></text:p>
        </text:list-item>
      </text:list>
      <text:p text:style-name="P9"><text:span text:style-name="T2">chmod +w </text:span><text:span text:style-name="T5">(on peut écrire)</text:span></text:p>
      <text:p text:style-name="P9"><text:span text:style-name="T2">chmod +r </text:span><text:span text:style-name="T5">(on peut lire)</text:span></text:p>
      <text:p text:style-name="P9"><text:soft-page-break/><text:span text:style-name="T2">chmod 777 </text:span><text:span text:style-name="T5">(on peut faire tout avec le fichier, et tout le monde peut. Troubleshooting surtout)</text:span></text:p>
      <text:list xml:id="list42401748" text:continue-numbering="true" text:style-name="WWNum1">
        <text:list-item>
          <text:p text:style-name="P6"><text:span text:style-name="T2">rm test.sh </text:span><text:span text:style-name="T5">pour supprimer un fichier, et c’est DÉFINITIF ! Seulement pour les fichiers.</text:span></text:p>
        </text:list-item>
      </text:list>
      <text:p text:style-name="P9"><text:span text:style-name="T5">Pour supprimer le dossier + tout ce qu’il y a dedans : </text:span><text:span text:style-name="T2">rm -r dossier</text:span></text:p>
      <text:list xml:id="list42427265" text:continue-numbering="true" text:style-name="WWNum1">
        <text:list-item>
          <text:p text:style-name="P6"><text:span text:style-name="T2">rmdir </text:span><text:span text:style-name="T5">pour supprimer un dossier. </text:span></text:p>
        </text:list-item>
        <text:list-item>
          <text:p text:style-name="P6"><text:span text:style-name="T5">Intéressant, la commande </text:span><text:span text:style-name="T12">-a</text:span><text:span text:style-name="T5"> permet d'afficher les dossiers cachés, par exemple en utilisant </text:span><text:span text:style-name="T12">ls -al</text:span><text:span text:style-name="T5">. Pour créer un dossier caché, mettre un '.' devant : </text:span><text:span text:style-name="T12">.msf4 </text:span><text:span text:style-name="T5">est un dossier caché s'appelant msf4 par exemple.</text:span></text:p>
        </text:list-item>
      </text:list>
      <text:p text:style-name="P2"/>
      <text:p text:style-name="P1"><text:span text:style-name="T5">Différence entre le dossier ~ (contenant le bureau, les documents, les téléchargements etc…) et le dossier / (véritable dossier racine du système).</text:span></text:p>
      <text:p text:style-name="P1"><text:span text:style-name="T8">Tor et anonymité :</text:span></text:p>
      <text:p text:style-name="P1"><text:span text:style-name="T5">Les proxys sont une mauvaise option en général, c’est lent et c’est parfois utilisé à mauvais escient. Les VPN peuvent être une solution correcte mais c’est assez cher, et c’est vulnérable si le service VPN donne les infos (rare). Tor browser permet justement d’être plutôt bien anonyme et d’aller sur le Darkweb par exemple, où on trouve pas mal d’infos. Tor : la connexion va de mon ordi à un autre à un autre etc... (inner nodes) jusqu’à l’exit node, qui fait la requête au site, de plus la connexion est encryptée : c’est quasi impossible de retrouver quelqu’un qui opère par tor. </text:span></text:p>
      <text:p text:style-name="P1"><text:span text:style-name="T5">Pour installer tor la première fois, c’est assez basique : </text:span><text:span text:style-name="T2">apt-get install tor </text:span></text:p>
      <text:p text:style-name="P1"><text:span text:style-name="T5">Le truc c’est que pour utiliser tor on va avoir besoin de créer un nouvel utilisateur, on ne peut pas l’utiliser avec root. Du coup </text:span><text:span text:style-name="T2">adduser alpasta </text:span><text:span text:style-name="T5">(crée l’utilisateur, son dossier personnel dans home). On définit le mot de passe. Full name on laisse vide, tout le reste aussi. </text:span></text:p>
      <text:p text:style-name="P1"><text:span text:style-name="T6">(user alpasta mdp tatninnatation)</text:span></text:p>
      <text:p text:style-name="P1"><text:span text:style-name="T5">On se déconnecte et on va sur l’utilisateur crée. Ensuite on va sur internet, on tape tor, on télécharge le browser tor pour Linux 64 bits. On ouvre ce qui a été téléchargé, on l’extrait sur le Desktop, on ouvre le fichier appelé start-tor-browser ou un truc comme ça, et on se connecte. </text:span></text:p>
      <text:p text:style-name="P1"><text:span text:style-name="T5">The Hidden Wiki URL 2018 :</text:span></text:p>
      <text:p text:style-name="P1"><text:a xlink:type="simple" xlink:href="http://zqktlwi4fecvo6ri.onion/wiki/index.php/Main_Page" text:style-name="Internet_20_link" text:visited-style-name="Visited_20_Internet_20_Link"><text:span text:style-name="T5">http://zqktlwi4fecvo6ri.onion/wiki/index.php/Main_Page</text:span></text:a><text:span text:style-name="T5"> </text:span></text:p>
      <text:p text:style-name="P1"><text:span text:style-name="T5">Sur ce lien il y a tout le darkweb, dans commercial on peut acheter des numéros de cartes bleues, des comptes Paypal, on peut acheter des faux passeports, on peut « acheter un hacker ». </text:span></text:p>
      <text:p text:style-name="P1"><text:span text:style-name="T5">Intéressant = les forums (qui sont assez régulièrement down cela dit). Blackbook pour le facebook de Tor. Intelexchange peut être intéressant, assez étendu, méthodes. </text:span></text:p>
      <text:p text:style-name="P1"><text:span text:style-name="T9">Pour activer tor :</text:span><text:span text:style-name="T5"> </text:span><text:span text:style-name="T2">service tor start</text:span></text:p>
      <text:p text:style-name="P1"><text:span text:style-name="T9">Pour check si c’est actif :</text:span><text:span text:style-name="T2"> service tor status</text:span></text:p>
      <text:p text:style-name="P1"><text:span text:style-name="T8">Proxy chain :</text:span></text:p>
      <text:p text:style-name="P3"/>
      <text:p text:style-name="P1"><text:span text:style-name="T5">Pour protéger les activités du réseau autre que le browser. Ne fonctionne pas pour metasploitable cela dit... Ici la proxy chain c’est surtout pour le scanning réseau, le footprinting (ne pas utiliser les proxy chains pour les scanning trop importants, surtout sur du scanning / footprinting ciblé car sinon c’est trop long, sur du brutforcing pareil c’est pas conseillé). Principe du proxy : tu connais, c’est des serveurs intermédiaires qui envoient les requêtes à ta place (sélectionné parmis les free proxy). </text:span></text:p>
      <text:p text:style-name="P1"><text:span text:style-name="T2">nano /etc/proxychains.conf </text:span><text:span text:style-name="T6">= </text:span><text:span text:style-name="T5">fichier qui s’occupe des proxy chains. Tout en haut = types de proxy : http, SOCKS4 et SOCKS5. Nous il nous faut SOCKS5, c’est le plus efficace. </text:span></text:p>
      <text:p text:style-name="P1"><text:soft-page-break/><text:span text:style-name="T5">On édite donc ce fichier pour activer la chaine de proxy tout simplement en retirant le # devant la ligne avec écrit </text:span><text:span text:style-name="T2">dynamic_chain</text:span><text:span text:style-name="T5"> qui le met en mode commentaire. Pour désactiver, on le remet. </text:span><text:span text:style-name="T2">dynamic_chain </text:span><text:span text:style-name="T5">est le mode de connexion par proxy que les gens utilisent le + au lieu de strict_chain. Strict chain : on doit se taper les serveurs de la chaîne dans l’ordre spécifié obligatoirement, et pour les proxy gratuits, c’est pas ouf. On met donc </text:span><text:span text:style-name="T2">static_chain</text:span><text:span text:style-name="T5"> en commentaire. Dynamic : on se fout des ordres des proxys et si un proxy est down, on le skip. C’est bien en combinaison avec Tor, dont les nodes sont instables. </text:span></text:p>
      <text:p text:style-name="P1"><text:span text:style-name="T5">Important dans le fichier aussi, l’option </text:span><text:span text:style-name="T2">proxy_dns</text:span><text:span text:style-name="T5"> activée, car même si grâce aux proxys on ne peut pas avoir ton adresse IP direct, on peut aller chercher le serveur DNS local utilisé pour faire la requête du nom de domaine par ta machine, et à partir de là on peut récupérer l’adresse IP. </text:span></text:p>
      <text:p text:style-name="P1"><text:span text:style-name="T5">Dans la partie Example du fichier, on a le format de configuration d’un proxy avec son type (socks5), son adresse IP (192.168.67.78), le port duquel le serveur écoute, le port ouvert (1080) et les deux derniers mots sont l’username et le mot de passe du serveur.</text:span></text:p>
      <text:p text:style-name="P1"><text:span text:style-name="T5">Les proxys activés sont à la toute fin du fichier. Par défault il y en a 1 seul, un socks4. Les configurations passent sont celles de tor par défaut, avec le port des serveurs de tor. On ajoute un serveur :</text:span></text:p>
      <text:p text:style-name="P1"><text:span text:style-name="T2">socks5<text:tab/>127.0.0.1 9050 </text:span><text:span text:style-name="T5">(l’adresse IP est celle pointant sur notre système par défaut).</text:span></text:p>
      <text:p text:style-name="P1"><text:span text:style-name="T5">Après l’ajout du serveur proxy, on active tor par le terminal (service tor start). Maintenant on tape par exemple </text:span><text:span text:style-name="T2">proxychains firefox www.duckduckgo.com</text:span><text:span text:style-name="T5"> pour ouvrir sous le couvert de la chaîne de proxy le site spécifié par le navigateur spécifié. </text:span></text:p>
      <text:p text:style-name="P1"><text:span text:style-name="T5">Pour encoder le trafic au travers de nmap (marche généralement avec n’importe quelle application y compris le navigateur par exemple), écrire simplement :</text:span></text:p>
      <text:p text:style-name="HTML_20_Preformatted"><text:span text:style-name="T10">proxychains nmap -A </text:span><text:span text:style-name="T5">(on verra ça ensuite) (apparemment marche uniquement avec </text:span><text:span text:style-name="T10">proxychains nmap -sT -v scanme.namp.org </text:span><text:span text:style-name="T5">i.e. simple TCP connections. A bien fonctionné avec le scan TCP tho).</text:span></text:p>
      <text:p text:style-name="P2"/>
      <text:p text:style-name="P1"><text:span text:style-name="T5">Import custom chain of proxies : </text:span></text:p>
      <text:list xml:id="list8830129313205829293" text:style-name="WWNum2">
        <text:list-item>
          <text:p text:style-name="P7"><text:span text:style-name="T5">Chercher simplement sur google socks5 free proxies, puis aller sur le premier résultat, et essayer de sélectionner des proxies venant de pays qui ont une bonne réputation de ne pas révéler les infos. Chine, Russie, Netherlands ( !! surtout Netherlands), Germany. Depuis le site on a tout ce qu’il faut.</text:span></text:p>
        </text:list-item>
        <text:list-item>
          <text:p text:style-name="P7"><text:span text:style-name="T5">On ouvre notre fichier proxy /etc/proxychains.conf, et on va tout à la fin. Puis on prend par exemple 5 serveurs et on les ajoute avec la synthaxe de nos serveurs par défaut renvoyant sur notre ordinateur. Sauter une ligne après les deux proxy par défaut pointant sur notre ordinateur. </text:span></text:p>
        </text:list-item>
        <text:list-item>
          <text:p text:style-name="P7"><text:span text:style-name="T5">C’est bon on est OK normalement, on tape genre </text:span><text:span text:style-name="T2">proxychains firefox www.duckduckgo.com</text:span><text:span text:style-name="T5"> (après avoir fermé le navigateur !!). Bon il y en aura pas mal qui fonctionneront pas en général (timeout), mieux vaut utiliser peu de proxies puisque c’est vraiment trèèèèès lent. 2 ou 3 au maximum !</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fo:hyphenation-ladder-count="no-limit" style:writing-mode="lr-tb"/>
      <style:text-properties style:use-window-font-color="true" style:font-name="Times New Roman" fo:font-size="12pt" style:letter-kerning="true" style:font-name-asian="Andale Sans UI" style:font-size-asian="12pt" style:font-name-complex="Tahoma1"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2" style:font-size-asian="10pt" style:language-asian="fr" style:country-asian="FR" style:font-name-complex="Courier New3"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Préformaté_20_HTML_20_Car" style:display-name="Préformaté HTML Car" style:family="text" style:parent-style-name="Default_20_Paragraph_20_Font">
      <style:text-properties style:font-name="Courier New" fo:font-size="10pt" style:font-name-asian="Times New Roman2" style:font-size-asian="10pt" style:language-asian="fr" style:country-asian="FR" style:font-name-complex="Courier New3" style:font-size-complex="10pt"/>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3" style:font-size-complex="10pt"/>
    </style:style>
    <style:style style:name="ListLabel_20_1" style:display-name="ListLabel 1" style:family="text">
      <style:text-properties style:font-name-complex="Times New Roman2"/>
    </style:style>
    <style:style style:name="ListLabel_20_2" style:display-name="ListLabel 2" style:family="text">
      <style:text-properties style:font-name-complex="Courier New3"/>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741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01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82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63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uentin Roland</meta:initial-creator>
    <meta:editing-cycles>15</meta:editing-cycles>
    <meta:creation-date>2018-07-26T17:15:00</meta:creation-date>
    <dc:date>2018-08-15T22:21:47.87</dc:date>
    <meta:editing-duration>PT5M33S</meta:editing-duration>
    <meta:generator>OpenOffice/4.1.1$Win32 OpenOffice.org_project/411m6$Build-9775</meta:generator>
    <meta:document-statistic meta:table-count="0" meta:image-count="0" meta:object-count="0" meta:page-count="3" meta:paragraph-count="55" meta:word-count="1597" meta:character-count="91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